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="none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6374" table:default-cell-style-name="Default"/>
        <table:table-row table:style-name="ro1">
          <table:table-cell table:style-name="ce2"/>
          <table:table-cell table:style-name="ce3" office:value-type="string" calcext:value-type="string">
            <text:p>Pin Mega</text:p>
          </table:table-cell>
          <table:table-cell table:style-name="ce2" office:value-type="string" calcext:value-type="string">
            <text:p>T0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2" office:value-type="string" calcext:value-type="string">
            <text:p>PCINT</text:p>
          </table:table-cell>
          <table:table-cell table:style-name="ce3" office:value-type="string" calcext:value-type="string">
            <text:p>INT</text:p>
          </table:table-cell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0" calcext:value-type="string">
            <text:p>PA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1" calcext:value-type="string">
            <text:p>PA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2" calcext:value-type="string">
            <text:p>PA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3" calcext:value-type="string">
            <text:p>PA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4" calcext:value-type="string">
            <text:p>PA4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5" calcext:value-type="string">
            <text:p>PA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A6" calcext:value-type="string">
            <text:p>PA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A7" calcext:value-type="string">
            <text:p>PA7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0" calcext:value-type="string">
            <text:p>PB0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5"/>
          <table:table-cell table:style-name="ce4"/>
          <table:table-cell office:value-type="float" office:value="0" calcext:value-type="float">
            <text:p>0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1" calcext:value-type="string">
            <text:p>PB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/>
          <table:table-cell table:style-name="ce4"/>
          <table:table-cell office:value-type="float" office:value="1" calcext:value-type="float">
            <text:p>1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2" calcext:value-type="string">
            <text:p>PB2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5"/>
          <table:table-cell table:style-name="ce4"/>
          <table:table-cell office:value-type="float" office:value="2" calcext:value-type="float">
            <text:p>2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3" calcext:value-type="string">
            <text:p>PB3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5"/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4" calcext:value-type="string">
            <text:p>PB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office:value-type="float" office:value="4" calcext:value-type="float">
            <text:p>4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5" calcext:value-type="string">
            <text:p>PB5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ce4"/>
          <table:table-cell office:value-type="float" office:value="5" calcext:value-type="float">
            <text:p>5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B6" calcext:value-type="string">
            <text:p>PB6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table:style-name="ce4"/>
          <table:table-cell office:value-type="float" office:value="6" calcext:value-type="float">
            <text:p>6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B7" calcext:value-type="string">
            <text:p>PB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3"/>
          <table:table-cell table:style-name="ce3"/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0" calcext:value-type="string">
            <text:p>PC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1" calcext:value-type="string">
            <text:p>PC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2" calcext:value-type="string">
            <text:p>PC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3" calcext:value-type="string">
            <text:p>PC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4" calcext:value-type="string">
            <text:p>PC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5" calcext:value-type="string">
            <text:p>PC5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C6" calcext:value-type="string">
            <text:p>PC6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C7" calcext:value-type="string">
            <text:p>PC7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0" calcext:value-type="string">
            <text:p>PD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5"/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1" calcext:value-type="string">
            <text:p>PD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5"/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2" calcext:value-type="string">
            <text:p>PD2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5"/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3" calcext:value-type="string">
            <text:p>PD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5"/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4" calcext:value-type="string">
            <text:p>PD4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5" calcext:value-type="string">
            <text:p>PD5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D6" calcext:value-type="string">
            <text:p>PD6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D7" calcext:value-type="string">
            <text:p>PD7</text:p>
          </table:table-cell>
          <table:table-cell table:style-name="ce3" office:value-type="float" office:value="38" calcext:value-type="float">
            <text:p>38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0" calcext:value-type="string">
            <text:p>PE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1" calcext:value-type="string">
            <text:p>PE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2" calcext:value-type="string">
            <text:p>PE2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3" calcext:value-type="string">
            <text:p>PE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4" calcext:value-type="string">
            <text:p>PE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5" calcext:value-type="string">
            <text:p>PE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E6" calcext:value-type="string">
            <text:p>PE6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E7" calcext:value-type="string">
            <text:p>PE7</text:p>
          </table:table-cell>
          <table:table-cell table:style-name="ce3"/>
          <table:table-cell table:style-name="ce2" table:number-columns-repeated="5"/>
          <table:table-cell table:style-name="ce3"/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0" calcext:value-type="string">
            <text:p>PF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1" calcext:value-type="string">
            <text:p>PF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2" calcext:value-type="string">
            <text:p>PF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3" calcext:value-type="string">
            <text:p>PF3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4" calcext:value-type="string">
            <text:p>PF4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5" calcext:value-type="string">
            <text:p>PF5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F6" calcext:value-type="string">
            <text:p>PF6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F7" calcext:value-type="string">
            <text:p>PF7</text:p>
          </table:table-cell>
          <table:table-cell table:style-name="ce3" office:value-type="float" office:value="61" calcext:value-type="float">
            <text:p>61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0" calcext:value-type="string">
            <text:p>PG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1" calcext:value-type="string">
            <text:p>PG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2" calcext:value-type="string">
            <text:p>PG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3" calcext:value-type="string">
            <text:p>PG3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4" calcext:value-type="string">
            <text:p>PG4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5" calcext:value-type="string">
            <text:p>PG5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G6" calcext:value-type="string">
            <text:p>PG6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G7" calcext:value-type="string">
            <text:p>PG7</text:p>
          </table:table-cell>
          <table:table-cell table:style-name="ce3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0" calcext:value-type="string">
            <text:p>PH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1" calcext:value-type="string">
            <text:p>PH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2" calcext:value-type="string">
            <text:p>PH2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3" calcext:value-type="string">
            <text:p>PH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4" calcext:value-type="string">
            <text:p>PH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5" calcext:value-type="string">
            <text:p>PH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5);MOD((ROW()-2);8))" office:value-type="string" office:string-value="PH6" calcext:value-type="string">
            <text:p>PH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5);MOD((ROW()-2);8))" office:value-type="string" office:string-value="PH7" calcext:value-type="string">
            <text:p>PH7</text:p>
          </table:table-cell>
          <table:table-cell table:style-name="ce3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0" calcext:value-type="string">
            <text:p>PJ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/>
          <table:table-cell table:style-name="ce4"/>
          <table:table-cell office:value-type="float" office:value="9" calcext:value-type="float">
            <text:p>9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1" calcext:value-type="string">
            <text:p>PJ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"/>
          <table:table-cell table:style-name="ce4"/>
          <table:table-cell office:value-type="float" office:value="10" calcext:value-type="float">
            <text:p>10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2" calcext:value-type="string">
            <text:p>PJ2</text:p>
          </table:table-cell>
          <table:table-cell table:style-name="ce4"/>
          <table:table-cell table:number-columns-repeated="5"/>
          <table:table-cell table:style-name="ce4"/>
          <table:table-cell office:value-type="float" office:value="11" calcext:value-type="float">
            <text:p>11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3" calcext:value-type="string">
            <text:p>PJ3</text:p>
          </table:table-cell>
          <table:table-cell table:style-name="ce4"/>
          <table:table-cell table:number-columns-repeated="5"/>
          <table:table-cell table:style-name="ce4"/>
          <table:table-cell office:value-type="float" office:value="12" calcext:value-type="float">
            <text:p>12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4" calcext:value-type="string">
            <text:p>PJ4</text:p>
          </table:table-cell>
          <table:table-cell table:style-name="ce4"/>
          <table:table-cell table:number-columns-repeated="5"/>
          <table:table-cell table:style-name="ce4"/>
          <table:table-cell office:value-type="float" office:value="13" calcext:value-type="float">
            <text:p>13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5" calcext:value-type="string">
            <text:p>PJ5</text:p>
          </table:table-cell>
          <table:table-cell table:style-name="ce4"/>
          <table:table-cell table:number-columns-repeated="5"/>
          <table:table-cell table:style-name="ce4"/>
          <table:table-cell office:value-type="float" office:value="14" calcext:value-type="float">
            <text:p>14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J6" calcext:value-type="string">
            <text:p>PJ6</text:p>
          </table:table-cell>
          <table:table-cell table:style-name="ce4"/>
          <table:table-cell table:number-columns-repeated="5"/>
          <table:table-cell table:style-name="ce4"/>
          <table:table-cell office:value-type="float" office:value="15" calcext:value-type="float">
            <text:p>15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6);MOD((ROW()-2);8))" office:value-type="string" office:string-value="PJ7" calcext:value-type="string">
            <text:p>PJ7</text:p>
          </table:table-cell>
          <table:table-cell table:style-name="ce3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0" calcext:value-type="string">
            <text:p>PK0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5"/>
          <table:table-cell table:style-name="ce4"/>
          <table:table-cell office:value-type="float" office:value="16" calcext:value-type="float">
            <text:p>16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1" calcext:value-type="string">
            <text:p>PK1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5"/>
          <table:table-cell table:style-name="ce4"/>
          <table:table-cell office:value-type="float" office:value="17" calcext:value-type="float">
            <text:p>17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2" calcext:value-type="string">
            <text:p>PK2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5"/>
          <table:table-cell table:style-name="ce4"/>
          <table:table-cell office:value-type="float" office:value="18" calcext:value-type="float">
            <text:p>18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3" calcext:value-type="string">
            <text:p>PK3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5"/>
          <table:table-cell table:style-name="ce4"/>
          <table:table-cell office:value-type="float" office:value="19" calcext:value-type="float">
            <text:p>19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4" calcext:value-type="string">
            <text:p>PK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5"/>
          <table:table-cell table:style-name="ce4"/>
          <table:table-cell office:value-type="float" office:value="20" calcext:value-type="float">
            <text:p>20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5" calcext:value-type="string">
            <text:p>PK5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5"/>
          <table:table-cell table:style-name="ce4"/>
          <table:table-cell office:value-type="float" office:value="21" calcext:value-type="float">
            <text:p>21</text:p>
          </table:table-cell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K6" calcext:value-type="string">
            <text:p>PK6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5"/>
          <table:table-cell table:style-name="ce4"/>
          <table:table-cell office:value-type="float" office:value="22" calcext:value-type="float">
            <text:p>22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6);MOD((ROW()-2);8))" office:value-type="string" office:string-value="PK7" calcext:value-type="string">
            <text:p>PK7</text:p>
          </table:table-cell>
          <table:table-cell table:style-name="ce3" office:value-type="float" office:value="69" calcext:value-type="float">
            <text:p>69</text:p>
          </table:table-cell>
          <table:table-cell table:style-name="ce2" table:number-columns-repeated="5"/>
          <table:table-cell table:style-name="ce3"/>
          <table:table-cell table:style-name="ce2" office:value-type="float" office:value="23" calcext:value-type="float">
            <text:p>23</text:p>
          </table:table-cell>
          <table:table-cell table:style-name="ce3"/>
          <table:table-cell table:style-name="ce5"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0" calcext:value-type="string">
            <text:p>PL0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1" calcext:value-type="string">
            <text:p>PL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2" calcext:value-type="string">
            <text:p>PL2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3" calcext:value-type="string">
            <text:p>PL3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4" calcext:value-type="string">
            <text:p>PL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5"/>
          <table:table-cell table:style-name="ce4" office:value-type="string" calcext:value-type="string">
            <text:p>B</text:p>
          </table:table-cell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5" calcext:value-type="string">
            <text:p>PL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5"/>
          <table:table-cell table:style-name="ce4" office:value-type="string" calcext:value-type="string">
            <text:p>C</text:p>
          </table:table-cell>
          <table:table-cell/>
          <table:table-cell table:style-name="ce4"/>
          <table:table-cell table:number-columns-repeated="16374"/>
        </table:table-row>
        <table:table-row table:style-name="ro1">
          <table:table-cell table:formula="of:=CONCATENATE(&quot;P&quot;;CHAR(FLOOR((ROW()-2)/8;1)+66);MOD((ROW()-2);8))" office:value-type="string" office:string-value="PL6" calcext:value-type="string">
            <text:p>PL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5"/>
          <table:table-cell table:style-name="ce4"/>
          <table:table-cell/>
          <table:table-cell table:style-name="ce4"/>
          <table:table-cell table:number-columns-repeated="16374"/>
        </table:table-row>
        <table:table-row table:style-name="ro1">
          <table:table-cell table:style-name="ce2" table:formula="of:=CONCATENATE(&quot;P&quot;;CHAR(FLOOR((ROW()-2)/8;1)+66);MOD((ROW()-2);8))" office:value-type="string" office:string-value="PL7" calcext:value-type="string">
            <text:p>PL7</text:p>
          </table:table-cell>
          <table:table-cell table:style-name="ce3" office:value-type="float" office:value="42" calcext:value-type="float">
            <text:p>42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5" table:number-columns-repeated="16374"/>
        </table:table-row>
        <table:table-row table:style-name="ro1" table:number-rows-repeated="8">
          <table:table-cell/>
          <table:table-cell table:style-name="Default"/>
          <table:table-cell table:number-columns-repeated="16382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23:53:48.279000000</meta:creation-date>
    <dc:date>2024-02-17T07:27:18.513000000</dc:date>
    <meta:editing-duration>PT1H9M11S</meta:editing-duration>
    <meta:editing-cycles>2</meta:editing-cycles>
    <meta:generator>LibreOffice/7.5.0.3$Windows_X86_64 LibreOffice_project/c21113d003cd3efa8c53188764377a8272d9d6de</meta:generator>
    <meta:document-statistic meta:table-count="1" meta:cell-count="214" meta:object-count="0"/>
  </office:meta>
</office:document-meta>
</file>